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958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12.196cm" fo:min-width="15.375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0.258cm" fo:min-width="3.691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0.258cm" fo:min-width="3.183cm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 fo:min-height="0.258cm" fo:min-width="2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10.545cm" fo:min-width="13.978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2.749cm" fo:min-width="2.499cm" fo:wrap-option="no-wrap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8.259cm" fo:min-width="12.454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  <style:text-properties fo:font-size="11pt"/>
    </style:style>
    <style:style style:name="P5" style:family="paragraph">
      <loext:graphic-properties draw:fill-color="#ffff99"/>
      <style:paragraph-properties fo:text-align="start"/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3.208cm" svg:x="1.38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12.446cm" svg:x="7.223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91cm" svg:height="0.508cm" svg:x="1.889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83cm" svg:height="0.508cm" svg:x="2.397cm" svg:y="3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0.508cm" svg:x="2.905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91cm" svg:height="0.508cm" svg:x="1.889cm" svg:y="5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83cm" svg:height="0.508cm" svg:x="2.397cm" svg:y="5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0.508cm" svg:x="2.905cm" svg:y="6.46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321cm" svg:height="0.962cm" svg:x="11.649cm" svg:y="0.927cm">
          <draw:text-box>
            <text:p>Main form</text:p>
          </draw:text-box>
        </draw:frame>
        <draw:custom-shape draw:style-name="gr7" draw:text-style-name="P2" draw:layer="layout" svg:width="14.478cm" svg:height="10.795cm" svg:x="7.604cm" svg:y="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999cm" svg:height="2.999cm" svg:x="4.033cm" svg:y="9.194cm">
          <text:p text:style-name="P4">Danh mục<text:line-break/>chương trình</text:p>
          <draw:enhanced-geometry svg:viewBox="0 0 21600 21600" draw:mirror-horizontal="false" draw:type="line-callout-1" draw:modifiers="-20340 -98510.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2.999cm" svg:height="2.999cm" svg:x="14.462cm" svg:y="16.67cm">
          <text:p text:style-name="P4">Vùng chứa <text:line-break/>các control</text:p>
          <draw:enhanced-geometry svg:viewBox="0 0 21600 21600" draw:mirror-horizontal="false" draw:type="line-callout-1" draw:modifiers="-35424 -9827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frame draw:style-name="gr6" draw:text-style-name="P3" draw:layer="layout" svg:width="8.351cm" svg:height="0.962cm" svg:x="10.144cm" svg:y="1.054cm">
          <draw:text-box>
            <text:p>Control Danh sách bảng giá</text:p>
          </draw:text-box>
        </draw:frame>
        <draw:custom-shape draw:style-name="gr7" draw:text-style-name="P2" draw:layer="layout" svg:width="14.478cm" svg:height="10.795cm" svg:x="1.889cm" svg:y="2.6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954cm" svg:height="8.509cm" svg:x="2.905cm" svg:y="3.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2-23T22:17:07.351000000</dc:date>
    <meta:editing-duration>PT4M46S</meta:editing-duration>
    <meta:editing-cycles>3</meta:editing-cycles>
    <meta:document-statistic meta:object-count="15"/>
  </office:meta>
</office:document-meta>
</file>